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1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5.512cm"/>
    </style:style>
    <style:style style:name="co3" style:family="table-column">
      <style:table-column-properties fo:break-before="auto" style:column-width="0.61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1.72cm"/>
    </style:style>
    <style:style style:name="ro1" style:family="table-row">
      <style:table-row-properties style:row-height="4.58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Curso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8e8e8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e8e8e8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9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e8e8e8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0">
      <style:table-cell-properties style:glyph-orientation-vertical="0" fo:background-color="#e8e8e8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5" style:apply-style-name="Excel_5f_CondFormat_5f_1_5f_1_5f_1" style:base-cell-address="Curso.AD2"/>
    </style:style>
    <style:style style:name="ce14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5" style:apply-style-name="Excel_5f_CondFormat_5f_1_5f_1_5f_1" style:base-cell-address="Curso.AD2"/>
    </style:style>
    <style:style style:name="ce15" style:family="table-cell" style:parent-style-name="Default" style:data-style-name="N3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8e8e8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5" style:apply-style-name="Excel_5f_CondFormat_5f_1_5f_2_5f_1" style:base-cell-address="Curso.AH2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5" style:apply-style-name="Excel_5f_CondFormat_5f_1_5f_2_5f_1" style:base-cell-address="Curso.AH2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urso" table:style-name="ta1" table:print-ranges="Curso.A1:Curso.AI29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27" table:default-cell-style-name="ce12"/>
        <table:table-column table:style-name="co4" table:number-columns-repeated="3" table:default-cell-style-name="ce12"/>
        <table:table-column table:style-name="co4" table:default-cell-style-name="ce15"/>
        <table:table-column table:style-name="co1" table:number-columns-repeated="2" table:default-cell-style-name="ce15"/>
        <table:table-column table:style-name="co5" table:number-columns-repeated="199" table:default-cell-style-name="ce20"/>
        <table:table-column table:style-name="co5" table:number-columns-repeated="2" table:default-cell-style-name="ce21"/>
        <table:table-column table:style-name="co5" table:number-columns-repeated="21" table:default-cell-style-name="ce22"/>
        <table:table-column table:style-name="co5" table:number-columns-repeated="16127"/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/>
            <text:p/>
            <text:p/>
            <text:p/>
            <text:p><text:span text:style-name="T1"/></text:p>
            <text:p><text:span text:style-name="T1"> CC BY-SA 4.0   www.picuino.com</text:span></text:p>
          </table:table-cell>
          <table:table-cell table:style-name="ce9" table:number-columns-repeated="27"/>
          <table:table-cell table:number-columns-repeated="3" table:style-name="ce9" office:value-type="string" calcext:value-type="string">
            <text:p>Examen:</text:p>
          </table:table-cell>
          <table:table-cell table:style-name="ce9" office:value-type="string" calcext:value-type="string">
            <text:p>MEDIA</text:p>
          </table:table-cell>
          <table:table-cell table:style-name="ce9" office:value-type="string" calcext:value-type="string">
            <text:p>NOTA FINAL</text:p>
          </table:table-cell>
          <table:table-cell table:style-name="ce9" office:value-type="string" calcext:value-type="string">
            <text:p>RECUPERACIÓN</text:p>
          </table:table-cell>
          <table:table-cell table:style-name="ce18" table:number-columns-repeated="1634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/>
          <table:table-cell table:style-name="ce10" table:number-columns-repeated="27"/>
          <table:table-cell table:style-name="ce13" table:number-columns-repeated="4"/>
          <table:table-cell table:style-name="ce16" table:number-columns-repeated="2"/>
          <table:table-cell table:style-name="ce19" table:number-columns-repeated="16349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11" table:number-columns-repeated="27"/>
          <table:table-cell table:style-name="ce14" table:number-columns-repeated="4"/>
          <table:table-cell table:style-name="ce17" table:number-columns-repeated="2"/>
          <table:table-cell table:style-name="ce19" table:number-columns-repeated="16349"/>
        </table:table-row>
        <table:table-row table:style-name="ro3" table:number-rows-repeated="1048546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Excel_BuiltIn_Print_Area" table:base-cell-address="$Curso.$A$1" table:cell-range-address="$Curso.$A$1:.$AI$29"/>
          <table:named-expression table:name="Print_Area" table:base-cell-address="$Curso.$A$1" table:expression="NA()"/>
        </table:named-expressions>
        <calcext:conditional-formats>
          <calcext:conditional-format calcext:target-range-address="Curso.AD2:Curso.AG29">
            <calcext:condition calcext:apply-style-name="Excel_CondFormat_1_1_1" calcext:value="&lt;5" calcext:base-cell-address="Curso.AD2"/>
          </calcext:conditional-format>
          <calcext:conditional-format calcext:target-range-address="Curso.AH2:Curso.AI29">
            <calcext:condition calcext:apply-style-name="Excel_CondFormat_1_2_1" calcext:value="&lt;5" calcext:base-cell-address="Curso.AH2"/>
          </calcext:conditional-format>
        </calcext:conditional-formats>
      </table:table>
      <table:named-expressions>
        <table:named-range table:name="curso" table:base-cell-address="$Curso.$A$1" table:cell-range-address="$Curso.$B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1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Énfasis1" style:display-name="20% - Énfasis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dddddd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1" style:display-name="Encabezado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5f_cuaderno_5f_notas" style:display-name="Neutral_cuaderno_notas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ta_20_final" style:display-name="Nota final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Notas" style:family="table-cell" style:parent-style-name="Default">
      <style:table-cell-properties fo:background-color="#ffffcc" style:diagonal-bl-tr="none" style:diagonal-tl-br="none" fo:border="0.74pt solid #969696" fo:padding="0.071cm" style:rotation-align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alida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Suspenso_20_claro" style:display-name="Suspenso claro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Suspenso_20_oscuro" style:display-name="Suspenso oscuro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2_20_1" style:display-name="Título 2 1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cc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ext-properties fo:color="#cc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print-page-order="ltr" style:first-page-number="continue" style:scale-to="100%" style:table-centering="horizontal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PageStyle_5f_Curso" style:display-name="PageStyle_Curs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creator>User</dc:creator>
    <dc:date>2024-09-09T16:41:03</dc:date>
    <meta:print-date>2024-09-09T16:40:18</meta:print-date>
    <meta:document-statistic meta:table-count="1" meta:cell-count="36" meta:object-count="0"/>
    <meta:generator>LibreOffice/7.4.7.2$Windows_X86_64 LibreOffice_project/723314e595e8007d3cf785c16538505a1c878ca5</meta:generator>
  </office:meta>
</office:document-meta>
</file>